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-notes">
      <style:graphic-properties draw:fill-color="#ffffff" fo:min-height="13.364cm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6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7" style:family="presentation" style:parent-style-name="כותרת_20_ותוכן-notes">
      <style:graphic-properties draw:fill-color="#ffffff" fo:min-height="13.364cm"/>
    </style:style>
    <style:style style:name="pr8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style:shrink-to-fit="true" fo:min-height="10.798cm" fo:padding-top="0.125cm" fo:padding-bottom="0.125cm" fo:padding-left="0.25cm" fo:padding-right="0.25cm" fo:wrap-option="wrap"/>
    </style:style>
    <style:style style:name="pr9" style:family="presentation" style:parent-style-name="שקופית_20_כותרת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7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style:paragraph-properties fo:margin-left="0cm" fo:margin-right="0cm" fo:margin-top="0.205cm" fo:margin-bottom="0cm" style:line-height-at-least="0.882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11" style:family="paragraph">
      <style:paragraph-properties fo:margin-left="1.524cm" fo:margin-right="0cm" fo:margin-top="0.131cm" fo:margin-bottom="0cm" fo:text-align="start" fo:text-indent="-0.634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.736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5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17" style:family="paragraph">
      <style:paragraph-properties fo:margin-left="1.429cm" fo:margin-right="0cm" fo:margin-top="0.205cm" fo:margin-bottom="0cm" fo:line-height="120%" fo:text-align="start" fo:text-indent="-1.428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style:use-window-font-color="true" fo:font-size="26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ff0000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Arial3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18pt" style:language-asian="en" style:country-asian="US" style:font-style-asian="normal" style:font-weight-asian="normal" style:font-name-complex="Arial3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696464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3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206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3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ff000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3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18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size-asian="18pt" style:language-asian="en" style:country-asian="US" style:font-style-asian="normal" style:font-weight-asian="bold" style:font-name-complex="Arial3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ff0000" style:text-line-through-style="none" style:text-line-through-type="none" style:text-position="0% 100%" style:font-name="Consolas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variant="normal" fo:text-transform="none" fo:color="#0000ff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font-variant="normal" fo:text-transform="none" fo:color="#008000" style:text-line-through-style="none" style:text-line-through-type="none" style:text-position="0% 100%" style:font-name="Consolas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4" style:family="text">
      <style:text-properties fo:font-variant="normal" fo:text-transform="none" fo:color="#0000ff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font-variant="normal" fo:text-transform="none" fo:color="#0000cc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29" style:family="text">
      <style:text-properties fo:font-variant="normal" fo:text-transform="none" fo:color="#0066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name-complex="Consolas3" style:font-size-complex="28pt" style:font-style-complex="normal" style:font-weight-complex="bold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nsolas3" fo:font-size="28pt" fo:letter-spacing="normal" fo:font-style="normal" style:text-underline-style="none" fo:font-weight="normal" style:font-size-asian="28pt" style:font-style-asian="normal" style:font-weight-asian="normal" style:font-name-complex="Consolas3" style:font-size-complex="28pt" style:font-style-complex="normal" style:font-weight-complex="normal"/>
    </style:style>
    <style:style style:name="T31" style:family="text">
      <style:text-properties fo:font-variant="normal" fo:text-transform="none" fo:color="#006600" style:text-line-through-style="none" style:text-line-through-type="none" style:text-position="0% 100%" style:font-name="Arial1" fo:font-size="30pt" fo:letter-spacing="normal" fo:font-style="normal" style:text-underline-style="none" fo:font-weight="bold" style:font-size-asian="30pt" style:font-style-asian="normal" style:font-weight-asian="bold" style:font-name-complex="Consolas3" style:font-size-complex="30pt" style:font-style-complex="normal" style:font-weight-complex="bold"/>
    </style:style>
    <style:style style:name="T32" style:family="text">
      <style:text-properties fo:font-variant="normal" fo:text-transform="none" fo:color="#008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34" style:family="text">
      <style:text-properties fo:font-variant="normal" fo:text-transform="none" fo:color="#800000" style:text-line-through-style="none" style:text-line-through-type="none" style:text-position="0% 100%" style:font-name="Consolas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36" style:family="text">
      <style:text-properties fo:font-variant="normal" fo:text-transform="none" fo:color="#00b050" style:text-line-through-style="none" style:text-line-through-type="none" style:text-position="0% 100%" style:font-name="Arial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8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40" style:family="text">
      <style:text-properties fo:font-variant="normal" fo:text-transform="none" fo:color="#000099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1" style:family="text">
      <style:text-properties fo:font-variant="normal" fo:text-transform="none" fo:color="#339966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2" style:family="text">
      <style:text-properties fo:font-variant="normal" fo:text-transform="none" style:use-window-font-color="true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35cm"/>
        <style:text-properties style:font-name="Arial3" fo:color="#d34817" fo:font-size="100%"/>
      </text:list-level-style-bullet>
      <text:list-level-style-number text:level="2" style:num-format="">
        <style:list-level-properties text:space-before="1.5cm" text:min-label-width="0.9cm"/>
        <style:text-properties fo:color="#9b2d1f" fo:font-size="85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35cm"/>
        <style:text-properties style:font-name="Arial3" fo:color="#d3481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488cm"/>
        <style:text-properties style:font-name="Arial3" fo:color="#d34817" fo:font-size="8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3cm" text:min-label-width="0.9cm"/>
        <style:text-properties fo:color="#d34817" fo:font-size="85%"/>
      </text:list-level-style-number>
      <text:list-level-style-bullet text:level="2" text:bullet-char="">
        <style:list-level-properties text:space-before="0.89cm" text:min-label-width="0.634cm"/>
        <style:text-properties fo:font-family="'Wingdings 2'" style:font-charset="x-symbol" fo:color="#9b2d1f" fo:font-size="8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" presentation:presentation-page-layout-name="AL1T0">
        <office:forms form:automatic-focus="false" form:apply-design-mode="false"/>
        <draw:frame draw:name="Rectangle 2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lass </text:span><text:span text:style-name="T1">Templ</text:span><text:span text:style-name="T1">ates</text:span></text:p>
          </draw:text-box>
        </draw:frame>
        <draw:frame draw:name="כותרת משנה 5" presentation:style-name="pr2" draw:text-style-name="P4" draw:layer="layout" svg:width="17.779cm" svg:height="4.444cm" svg:x="3.599cm" svg:y="8.89cm">
          <draw:text-box>
            <text:p text:style-name="P3"><text:span text:style-name="T2">Ve</text:span><text:span text:style-name="T2">rsi</text:span><text:span text:style-name="T2">on </text:span><text:span text:style-name="T2">1: </text:span><text:span text:style-name="T2">Dr. </text:span><text:span text:style-name="T2">Ofi</text:span><text:span text:style-name="T2">r </text:span><text:span text:style-name="T2">Pe</text:span><text:span text:style-name="T2">le</text:span></text:p>
            <text:p text:style-name="P3"><text:span text:style-name="T2">Ve</text:span><text:span text:style-name="T2">rsi</text:span><text:span text:style-name="T2">on </text:span><text:span text:style-name="T2">2: </text:span><text:span text:style-name="T2">Dr. </text:span><text:span text:style-name="T2">Er</text:span><text:span text:style-name="T2">el </text:span><text:span text:style-name="T2">Se</text:span><text:span text:style-name="T2">gal</text:span><text:span text:style-name="T2">-</text:span><text:span text:style-name="T2">Ha</text:span><text:span text:style-name="T2">lev</text:span><text:span text:style-name="T2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ing Stack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4.129cm" svg:height="1.776cm" svg:x="0.423cm" svg:y="0.763cm" presentation:class="title" presentation:user-transformed="true">
          <draw:text-box>
            <text:p text:style-name="P6"><text:span text:style-name="T3">S</text:span><text:span text:style-name="T3">t</text:span><text:span text:style-name="T3">ri</text:span><text:span text:style-name="T3">n</text:span><text:span text:style-name="T3">g</text:span><text:span text:style-name="T4"> </text:span><text:span text:style-name="T4">S</text:span><text:span text:style-name="T4">t</text:span><text:span text:style-name="T4">a</text:span><text:span text:style-name="T4">c</text:span><text:span text:style-name="T4">k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מציין מיקום תוכן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9"><text:span text:style-name="T6">class</text:span><text:span text:style-name="T7"> StrStk { </text:span><text:span text:style-name="T7"><text:line-break/></text:span><text:span text:style-name="T6">public</text:span><text:span text:style-name="T7">: </text:span><text:span text:style-name="T7"><text:line-break/></text:span><text:span text:style-name="T7">  </text:span><text:span text:style-name="T8">StrStk</text:span><text:span text:style-name="T7">():m_first(</text:span><text:span text:style-name="T6">nullptr</text:span><text:span text:style-name="T7">) { } </text:span><text:span text:style-name="T7"><text:line-break/></text:span><text:span text:style-name="T7">  </text:span><text:span text:style-name="T6">void</text:span><text:span text:style-name="T7"> </text:span><text:span text:style-name="T8">push</text:span><text:span text:style-name="T7"> (</text:span><text:span text:style-name="T9">string</text:span><text:span text:style-name="T7"> </text:span><text:span text:style-name="T6">const</text:span><text:span text:style-name="T7">&amp; s )  {m_first=</text:span><text:span text:style-name="T6">new</text:span><text:span text:style-name="T7"> Node(s,m_first);} </text:span><text:span text:style-name="T7"><text:line-break/></text:span><text:span text:style-name="T7">  </text:span><text:span text:style-name="T6">bool</text:span><text:span text:style-name="T7"> </text:span><text:span text:style-name="T8">isEmpty</text:span><text:span text:style-name="T7">() </text:span><text:span text:style-name="T6">const</text:span><text:span text:style-name="T7"> {</text:span><text:span text:style-name="T6">return</text:span><text:span text:style-name="T7"> m_first==nullptr;} </text:span><text:span text:style-name="T7"><text:line-break/></text:span><text:span text:style-name="T7">  </text:span><text:span text:style-name="T6">const </text:span><text:span text:style-name="T9">string</text:span><text:span text:style-name="T7">&amp; </text:span><text:span text:style-name="T8">top</text:span><text:span text:style-name="T7"> () </text:span><text:span text:style-name="T6">const</text:span><text:span text:style-name="T7"> {</text:span><text:span text:style-name="T6">return</text:span><text:span text:style-name="T7"> m_first-&gt;m_value;} </text:span><text:span text:style-name="T7"><text:line-break/></text:span><text:span text:style-name="T7">  </text:span><text:span text:style-name="T6">void</text:span><text:span text:style-name="T7"> </text:span><text:span text:style-name="T8">pop</text:span><text:span text:style-name="T7"> () </text:span></text:p>
            <text:p text:style-name="P9"><text:span text:style-name="T10"><text:s text:c="2"/></text:span><text:span text:style-name="T10">{Node *n=m_first; m_first=m_first-&gt;m_next; </text:span><text:span text:style-name="T11">delete</text:span><text:span text:style-name="T10"> n;} </text:span><text:span text:style-name="T10"><text:line-break/></text:span><text:span text:style-name="T7">  ~</text:span><text:span text:style-name="T8">StrStk</text:span><text:span text:style-name="T7">() { </text:span><text:span text:style-name="T6">while</text:span><text:span text:style-name="T7"> (!isEmpty()) pop(); } </text:span><text:span text:style-name="T7"><text:line-break/></text:span><text:span text:style-name="T6">private</text:span><text:span text:style-name="T7">: </text:span><text:span text:style-name="T7"><text:line-break/></text:span><text:span text:style-name="T7">  </text:span><text:span text:style-name="T8">StrStk</text:span><text:span text:style-name="T7">(StrStk </text:span><text:span text:style-name="T6">const</text:span><text:span text:style-name="T7">&amp; rhs); <text:s text:c="3"/></text:span><text:span text:style-name="T6">StrStk&amp;</text:span><text:span text:style-name="T8"> operator=</text:span><text:span text:style-name="T7">(StrStk </text:span><text:span text:style-name="T6">const</text:span><text:span text:style-name="T7">&amp; </text:span><text:span text:style-name="T7">rhs); </text:span></text:p>
            <text:p text:style-name="P9"><text:span text:style-name="T7">  </text:span><text:span text:style-name="T6">struct</text:span><text:span text:style-name="T7"> </text:span><text:span text:style-name="T8">Node</text:span><text:span text:style-name="T7"> { </text:span><text:span text:style-name="T7"><text:line-break/></text:span><text:span text:style-name="T7">    </text:span><text:span text:style-name="T9">string</text:span><text:span text:style-name="T7"> m_value; </text:span><text:span text:style-name="T7"><text:line-break/></text:span><text:span text:style-name="T7">    Node* m_next; </text:span><text:span text:style-name="T7"><text:line-break/></text:span><text:span text:style-name="T7">    Node(</text:span><text:span text:style-name="T9">string</text:span><text:span text:style-name="T7"> </text:span><text:span text:style-name="T6">const</text:span><text:span text:style-name="T7">&amp; v ,Node* n):m_value(v),m_next(n) { } </text:span><text:span text:style-name="T7"><text:line-break/></text:span><text:span text:style-name="T7">  }; </text:span><text:span text:style-name="T7"><text:line-break/></text:span><text:span text:style-name="T7">  Node* m_first; </text:span><text:span text:style-name="T7"><text:line-break/></text:span><text:span text:style-name="T7">}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lasses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G</text:span><text:span text:style-name="T4">e</text:span><text:span text:style-name="T4">n</text:span><text:span text:style-name="T4">e</text:span><text:span text:style-name="T4">ri</text:span><text:span text:style-name="T4">c </text:span><text:span text:style-name="T4">C</text:span><text:span text:style-name="T4">l</text:span><text:span text:style-name="T4">a</text:span><text:span text:style-name="T4">s</text:span><text:span text:style-name="T4">s</text:span><text:span text:style-name="T4">e</text:span><text:span text:style-name="T4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1"><text:span text:style-name="T12"/></text:p>
            <text:list text:style-name="L4">
              <text:list-item>
                <text:p text:style-name="P12"><text:span text:style-name="T12">The actual code for maintaining the stack </text:span><text:span text:style-name="T12">has nothing to do with the particulars of the </text:span><text:span text:style-name="T12">string type.</text:span></text:p>
              </text:list-item>
              <text:list-item>
                <text:p text:style-name="P12"><text:span text:style-name="T12">Can we have a generic implementation of </text:span><text:span text:style-name="T12">stack?</text:span></text:p>
              </text:list-item>
            </text:list>
            <text:p text:style-name="P12"><text:span text:style-name="T12"/></text:p>
            <text:p text:style-name="P12"><text:span text:style-name="T1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Stack (Stk.hpp)" draw:style-name="dp1" draw:master-page-name="כותרת_20_ותוכן" presentation:presentation-page-layout-name="AL2T11">
        <office:forms form:automatic-focus="false" form:apply-design-mode="false"/>
        <draw:frame draw:name="כותרת 1" presentation:style-name="pr4" draw:text-style-name="P2" draw:layer="layout" svg:width="24.129cm" svg:height="1.776cm" svg:x="0.423cm" svg:y="0.763cm" presentation:class="title" presentation:user-transformed="true">
          <draw:text-box>
            <text:p text:style-name="P6"><text:span text:style-name="T4">G</text:span><text:span text:style-name="T4">e</text:span><text:span text:style-name="T4">n</text:span><text:span text:style-name="T4">e</text:span><text:span text:style-name="T4">ri</text:span><text:span text:style-name="T4">c </text:span><text:span text:style-name="T4">S</text:span><text:span text:style-name="T4">t</text:span><text:span text:style-name="T4">a</text:span><text:span text:style-name="T4">c</text:span><text:span text:style-name="T4">k </text:span><text:span text:style-name="T13">(f</text:span><text:span text:style-name="T13">ol</text:span><text:span text:style-name="T13">d</text:span><text:span text:style-name="T13">er </text:span><text:span text:style-name="T13">2)</text:span></text:p>
          </draw:text-box>
        </draw:frame>
        <draw:frame draw:name="מציין מיקום של מספר שקופית 2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מציין מיקום תוכן 3" presentation:style-name="pr6" draw:text-style-name="P10" draw:layer="layout" svg:width="24.552cm" svg:height="15.874cm" svg:x="0.423cm" svg:y="2.54cm" presentation:class="outline" presentation:user-transformed="true">
          <draw:text-box>
            <text:p text:style-name="P9"><text:span text:style-name="T14">template </text:span><text:span text:style-name="T15">&lt;</text:span><text:span text:style-name="T14">typename </text:span><text:span text:style-name="T16">T</text:span><text:span text:style-name="T17">&gt; class </text:span><text:span text:style-name="T10">Stk { </text:span><text:span text:style-name="T10"><text:line-break/></text:span><text:span text:style-name="T11">public</text:span><text:span text:style-name="T10">: </text:span><text:span text:style-name="T10"><text:line-break/></text:span><text:span text:style-name="T10">  </text:span><text:span text:style-name="T17">Stk</text:span><text:span text:style-name="T10">():m_first(</text:span><text:span text:style-name="T11">nullptr</text:span><text:span text:style-name="T10">) { } </text:span><text:span text:style-name="T10"><text:line-break/></text:span><text:span text:style-name="T10">  ~</text:span><text:span text:style-name="T17">Stk</text:span><text:span text:style-name="T10">() { </text:span><text:span text:style-name="T11">while</text:span><text:span text:style-name="T10"> (!isEmpty()) pop(); } </text:span><text:span text:style-name="T10"><text:line-break/></text:span><text:span text:style-name="T10">  </text:span><text:span text:style-name="T11">void</text:span><text:span text:style-name="T10"> </text:span><text:span text:style-name="T17">push</text:span><text:span text:style-name="T10"> (</text:span><text:span text:style-name="T6">const </text:span><text:span text:style-name="T18">T</text:span><text:span text:style-name="T7">&amp; s)  {m_first=</text:span><text:span text:style-name="T6">new</text:span><text:span text:style-name="T7"> Node(s,m_first);} </text:span><text:span text:style-name="T7"><text:line-break/></text:span><text:span text:style-name="T7">  </text:span><text:span text:style-name="T6">bool</text:span><text:span text:style-name="T7"> </text:span><text:span text:style-name="T8">isEmpty</text:span><text:span text:style-name="T7">() </text:span><text:span text:style-name="T6">const</text:span><text:span text:style-name="T7"> {</text:span><text:span text:style-name="T6">return</text:span><text:span text:style-name="T7"> m_first==</text:span><text:span text:style-name="T6">nullptr</text:span><text:span text:style-name="T7">;} </text:span><text:span text:style-name="T7"><text:line-break/></text:span><text:span text:style-name="T7">  </text:span><text:span text:style-name="T6">const </text:span><text:span text:style-name="T18">T</text:span><text:span text:style-name="T7">&amp; </text:span><text:span text:style-name="T8">top</text:span><text:span text:style-name="T7"> () </text:span><text:span text:style-name="T6">const</text:span><text:span text:style-name="T7"> {</text:span><text:span text:style-name="T6">return</text:span><text:span text:style-name="T7"> m_first-&gt;m_value;} </text:span><text:span text:style-name="T7"><text:line-break/></text:span><text:span text:style-name="T7">  </text:span><text:span text:style-name="T6">void</text:span><text:span text:style-name="T7"> </text:span><text:span text:style-name="T8">pop</text:span><text:span text:style-name="T7"> () </text:span></text:p>
            <text:p text:style-name="P9"><text:span text:style-name="T10"><text:s text:c="2"/></text:span><text:span text:style-name="T10">{Node *n=m_first; m_first=m_first-&gt;m_next; </text:span><text:span text:style-name="T11">delete</text:span><text:span text:style-name="T10"> n;} </text:span><text:span text:style-name="T10"><text:line-break/></text:span><text:span text:style-name="T11">private</text:span><text:span text:style-name="T10">: </text:span><text:span text:style-name="T10"><text:line-break/></text:span><text:span text:style-name="T10">  </text:span><text:span text:style-name="T17">Stk</text:span><text:span text:style-name="T10">(</text:span><text:span text:style-name="T11">const </text:span><text:span text:style-name="T10">Stk&amp; rhs); </text:span><text:span text:style-name="T11">Stk&amp;</text:span><text:span text:style-name="T17"> operator=</text:span><text:span text:style-name="T10">(</text:span><text:span text:style-name="T11">const </text:span><text:span text:style-name="T10">Stk&amp; rhs); </text:span><text:span text:style-name="T10"><text:line-break/></text:span><text:span text:style-name="T10">  </text:span><text:span text:style-name="T11">struct</text:span><text:span text:style-name="T10"> </text:span><text:span text:style-name="T17">Node</text:span><text:span text:style-name="T10"> { </text:span><text:span text:style-name="T10"><text:line-break/></text:span><text:span text:style-name="T10">    </text:span><text:span text:style-name="T16">T</text:span><text:span text:style-name="T10"> m_value; </text:span><text:span text:style-name="T10"><text:line-break/></text:span><text:span text:style-name="T10">    Node* m_next; </text:span><text:span text:style-name="T10"><text:line-break/></text:span><text:span text:style-name="T10">    Node(</text:span><text:span text:style-name="T6">const </text:span><text:span text:style-name="T18">T</text:span><text:span text:style-name="T7">&amp; v ,Node* n):m_value(v),m_next(n) { } </text:span><text:span text:style-name="T7"><text:line-break/></text:span><text:span text:style-name="T7">  }; </text:span><text:span text:style-name="T7"><text:line-break/></text:span><text:span text:style-name="T7">  Node* m_first; </text:span><text:span text:style-name="T7"><text:line-break/></text:span><text:span text:style-name="T7">}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</text:span><text:span text:style-name="T4">l</text:span><text:span text:style-name="T4">a</text:span><text:span text:style-name="T4">s</text:span><text:span text:style-name="T4">s </text:span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</text:span><text:span text:style-name="T4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3"><text:span text:style-name="T19">template</text:span><text:span text:style-name="T20">&lt;</text:span><text:span text:style-name="T19">typename</text:span><text:span text:style-name="T20"> T&gt; </text:span><text:span text:style-name="T20"><text:line-break/></text:span><text:span text:style-name="T19">class</text:span><text:span text:style-name="T20"> Stk </text:span><text:span text:style-name="T20"><text:line-break/></text:span><text:span text:style-name="T20">{ </text:span><text:span text:style-name="T20"><text:line-break/></text:span><text:span text:style-name="T20">  ...  </text:span><text:span text:style-name="T20"><text:line-break/></text:span><text:span text:style-name="T20">}; </text:span><text:span text:style-name="T20"><text:line-break/></text:span><text:span text:style-name="T20"><text:line-break/></text:span><text:span text:style-name="T20">Stk&lt;</text:span><text:span text:style-name="T19">int</text:span><text:span text:style-name="T20">&gt; intList; </text:span><text:span text:style-name="T21">// T = int </text:span><text:span text:style-name="T21"><text:line-break/></text:span><text:span text:style-name="T20">Stk&lt;string&gt; stringList; </text:span><text:span text:style-name="T21">// T = string </text:span><text:span text:style-name="T21"><text:line-break/></text:span><text:span text:style-name="T20"><text:line-break/></text:span><text:span text:style-name="T20"><text:line-break/></text:span><text:span text:style-name="T20"/></text:p>
            <text:p text:style-name="P13"><text:span text:style-name="T20"><text:line-break/></text:span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lass Templates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</text:span><text:span text:style-name="T4">l</text:span><text:span text:style-name="T4">a</text:span><text:span text:style-name="T4">s</text:span><text:span text:style-name="T4">s </text:span><text:span text:style-name="T4">T</text:span><text:span text:style-name="T4">e</text:span><text:span text:style-name="T4">m</text:span><text:span text:style-name="T4">p</text:span><text:span text:style-name="T4">l</text:span><text:span text:style-name="T4">a</text:span><text:span text:style-name="T4">t</text:span><text:span text:style-name="T4">e</text:span><text:span text:style-name="T4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2"><text:span text:style-name="T22">The code is similar to non-template code, but:</text:span></text:p>
            <text:list text:style-name="L5">
              <text:list-item>
                <text:p text:style-name="P13"><text:span text:style-name="T22">Add </text:span><text:span text:style-name="T23">template</text:span><text:span text:style-name="T22">&lt;…&gt; statement before the class </text:span><text:span text:style-name="T22">definition</text:span></text:p>
              </text:list-item>
              <text:list-item>
                <text:p text:style-name="P12"><text:span text:style-name="T22">Use template argument as type in class definition</text:span></text:p>
              </text:list-item>
              <text:list-item>
                <text:p text:style-name="P12"><text:span text:style-name="T22">To implement methods outside the class definition </text:span><text:span text:style-name="T22">(but still in header: .h.hpp, not in a cpp file!):</text:span></text:p>
              </text:list-item>
            </text:list>
            <text:p text:style-name="P14"><text:span text:style-name="T24">template</text:span><text:span text:style-name="T25"> &lt;</text:span><text:span text:style-name="T24">typename </text:span><text:span text:style-name="T25">T&gt; </text:span><text:span text:style-name="T25"><text:line-break/></text:span><text:span text:style-name="T23">bool</text:span><text:span text:style-name="T26"> Stk</text:span><text:span text:style-name="T25">&lt;T&gt;</text:span><text:span text:style-name="T26">::isEmpty() </text:span><text:span text:style-name="T23">const</text:span><text:span text:style-name="T26"> </text:span><text:span text:style-name="T26"><text:line-break/></text:span><text:span text:style-name="T26">{ </text:span><text:span text:style-name="T26"><text:line-break/></text:span><text:span text:style-name="T26">  </text:span><text:span text:style-name="T23">return</text:span><text:span text:style-name="T26"> m_first==nullptr; </text:span><text:span text:style-name="T26"><text:line-break/></text:span><text:span text:style-name="T26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שקופית_20_כותרת" presentation:presentation-page-layout-name="AL1T0">
        <draw:frame draw:name="מציין מיקום של מספר שקופית 2" presentation:style-name="pr9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כותרת 6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 </text:span><text:span text:style-name="T1">o</text:span><text:span text:style-name="T1">f </text:span><text:span text:style-name="T1">g</text:span><text:span text:style-name="T1">e</text:span><text:span text:style-name="T1">n</text:span><text:span text:style-name="T1">e</text:span><text:span text:style-name="T1">ri</text:span><text:span text:style-name="T1">c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i</text:span><text:span text:style-name="T1">n</text:span><text:span text:style-name="T1">g </text:span><text:span text:style-name="T1">- </text:span><text:span text:style-name="T1"><text:line-break/></text:span><text:span text:style-name="T1">It</text:span><text:span text:style-name="T1">e</text:span><text:span text:style-name="T1">r</text:span><text:span text:style-name="T1">a</text:span><text:span text:style-name="T1">t</text:span><text:span text:style-name="T1">o</text:span><text:span text:style-name="T1">r</text:span><text:span text:style-name="T1">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</text:span><text:span text:style-name="T4">o</text:span><text:span text:style-name="T4">n</text:span><text:span text:style-name="T4">s</text:span><text:span text:style-name="T4">t</text:span><text:span text:style-name="T4">r</text:span><text:span text:style-name="T4">u</text:span><text:span text:style-name="T4">c</text:span><text:span text:style-name="T4">ti</text:span><text:span text:style-name="T4">n</text:span><text:span text:style-name="T4">g </text:span><text:span text:style-name="T4">a </text:span><text:span text:style-name="T4">L</text:span><text:span text:style-name="T4">i</text:span><text:span text:style-name="T4">s</text:span><text:span text:style-name="T4">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p text:style-name="P15"><text:span text:style-name="T22">We want to initialize a stack from a primitive array.</text:span></text:p>
              </text:list-item>
            </text:list>
            <text:p text:style-name="P15"><text:span text:style-name="T22"/></text:p>
            <text:list text:continue-numbering="true" text:style-name="L6">
              <text:list-item>
                <text:p text:style-name="P15"><text:span text:style-name="T27">int arr[6];</text:span></text:p>
              </text:list-item>
              <text:list-item>
                <text:p text:style-name="P15"><text:span text:style-name="T28">We can use a pointer to initial position and </text:span><text:span text:style-name="T28"><text:line-break/></text:span><text:span text:style-name="T29">one to the position after the last</text:span><text:span text:style-name="T28">:</text:span></text:p>
              </text:list-item>
              <text:list-item>
                <text:p text:style-name="P15"><text:span text:style-name="T30">Stk&lt;int&gt; myStack(</text:span><text:span text:style-name="T30"><text:line-break/></text:span><text:span text:style-name="T30"> <text:s text:c="3"/>arr,</text:span><text:span text:style-name="T31">arr</text:span><text:span text:style-name="T29">+sizeof(arr)/sizeof(*arr)</text:span><text:span text:style-name="T30">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3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</text:span><text:span text:style-name="T4">o</text:span><text:span text:style-name="T4">n</text:span><text:span text:style-name="T4">s</text:span><text:span text:style-name="T4">t</text:span><text:span text:style-name="T4">r</text:span><text:span text:style-name="T4">u</text:span><text:span text:style-name="T4">c</text:span><text:span text:style-name="T4">ti</text:span><text:span text:style-name="T4">n</text:span><text:span text:style-name="T4">g </text:span><text:span text:style-name="T4">a </text:span><text:span text:style-name="T4">L</text:span><text:span text:style-name="T4">i</text:span><text:span text:style-name="T4">s</text:span><text:span text:style-name="T4">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6" draw:layer="layout" svg:width="24.341cm" svg:height="15.874cm" svg:x="0.847cm" svg:y="2.54cm" presentation:class="outline" presentation:user-transformed="true">
          <draw:text-box>
            <text:p text:style-name="P13"><text:span text:style-name="T21">// Fancy copy from array </text:span><text:span text:style-name="T21"><text:line-break/></text:span><text:span text:style-name="T19">template</text:span><text:span text:style-name="T20">&lt; </text:span><text:span text:style-name="T19">typename </text:span><text:span text:style-name="T20">T &gt; </text:span><text:span text:style-name="T20"><text:line-break/></text:span><text:span text:style-name="T20">Stk&lt;T&gt;::Stk&lt;T&gt;(</text:span><text:span text:style-name="T19">const </text:span><text:span text:style-name="T20">T* begin, </text:span><text:span text:style-name="T19">const </text:span><text:span text:style-name="T20">T* end) { </text:span><text:span text:style-name="T20"><text:line-break/></text:span><text:span text:style-name="T20">   </text:span><text:span text:style-name="T19">for</text:span><text:span text:style-name="T20">(</text:span><text:span text:style-name="T19">const </text:span><text:span text:style-name="T20">T* p=begin; p!=end; ++p) {</text:span></text:p>
            <text:p text:style-name="P13"><text:span text:style-name="T20"><text:s text:c="6"/></text:span><text:span text:style-name="T20">push(*p); </text:span></text:p>
            <text:p text:style-name="P13"><text:span text:style-name="T20"><text:s text:c="3"/></text:span><text:span text:style-name="T20">}</text:span><text:span text:style-name="T20"><text:line-break/></text:span><text:span text:style-name="T20">}</text:span></text:p>
            <text:p text:style-name="P13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structing a List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</text:span><text:span text:style-name="T4">o</text:span><text:span text:style-name="T4">n</text:span><text:span text:style-name="T4">s</text:span><text:span text:style-name="T4">t</text:span><text:span text:style-name="T4">r</text:span><text:span text:style-name="T4">u</text:span><text:span text:style-name="T4">c</text:span><text:span text:style-name="T4">ti</text:span><text:span text:style-name="T4">n</text:span><text:span text:style-name="T4">g </text:span><text:span text:style-name="T4">a </text:span><text:span text:style-name="T4">L</text:span><text:span text:style-name="T4">i</text:span><text:span text:style-name="T4">s</text:span><text:span text:style-name="T4">t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0" draw:layer="layout" svg:width="24.341cm" svg:height="15.874cm" svg:x="0.847cm" svg:y="2.54cm" presentation:class="outline" presentation:user-transformed="true">
          <draw:text-box>
            <text:p text:style-name="P13"><text:span text:style-name="T21">// Fancy copy from array </text:span><text:span text:style-name="T21"><text:line-break/></text:span><text:span text:style-name="T19">template</text:span><text:span text:style-name="T20">&lt; </text:span><text:span text:style-name="T19">typename </text:span><text:span text:style-name="T20">T &gt; </text:span><text:span text:style-name="T20"><text:line-break/></text:span><text:span text:style-name="T20">Stk&lt;T&gt;::Stk&lt;T&gt;(</text:span><text:span text:style-name="T19">const </text:span><text:span text:style-name="T20">T* begin, </text:span><text:span text:style-name="T19">const </text:span><text:span text:style-name="T20">T* end) { </text:span><text:span text:style-name="T20"><text:line-break/></text:span><text:span text:style-name="T20">   </text:span><text:span text:style-name="T19">for</text:span><text:span text:style-name="T20">(; begin!=end; ++begin) {</text:span></text:p>
            <text:p text:style-name="P13"><text:span text:style-name="T20"><text:s text:c="6"/></text:span><text:span text:style-name="T20">push(*begin); </text:span></text:p>
            <text:p text:style-name="P13"><text:span text:style-name="T20"><text:s text:c="3"/></text:span><text:span text:style-name="T20">}</text:span><text:span text:style-name="T20"><text:line-break/></text:span><text:span text:style-name="T20">}</text:span></text:p>
            <text:p text:style-name="P13"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ointer Paradigm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P</text:span><text:span text:style-name="T4">o</text:span><text:span text:style-name="T4">i</text:span><text:span text:style-name="T4">n</text:span><text:span text:style-name="T4">t</text:span><text:span text:style-name="T4">e</text:span><text:span text:style-name="T4">r </text:span><text:span text:style-name="T4">P</text:span><text:span text:style-name="T4">a</text:span><text:span text:style-name="T4">r</text:span><text:span text:style-name="T4">a</text:span><text:span text:style-name="T4">d</text:span><text:span text:style-name="T4">i</text:span><text:span text:style-name="T4">g</text:span><text:span text:style-name="T4">m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8" draw:text-style-name="P10" draw:layer="layout" svg:width="24.341cm" svg:height="15.874cm" svg:x="0.847cm" svg:y="2.963cm" presentation:class="outline" presentation:user-transformed="true">
          <draw:text-box>
            <text:p text:style-name="P12"><text:span text:style-name="T22">Code like:</text:span></text:p>
            <text:p text:style-name="P13"><text:span text:style-name="T23">const</text:span><text:span text:style-name="T26"> T* begin=theList;</text:span></text:p>
            <text:p text:style-name="P13"><text:span text:style-name="T23">const</text:span><text:span text:style-name="T26"> T* end= </text:span><text:span text:style-name="T26">list+sizeof(theList)/sizeof(*theList);</text:span></text:p>
            <text:p text:style-name="P13"><text:span text:style-name="T23">for</text:span><text:span text:style-name="T26">(; begin!=end; ++begin) </text:span><text:span text:style-name="T26"><text:line-break/></text:span><text:span text:style-name="T26">{ </text:span><text:span text:style-name="T26"><text:line-break/></text:span><text:span text:style-name="T26">   </text:span><text:span text:style-name="T32">// Do something with *begin </text:span><text:span text:style-name="T32"><text:line-break/></text:span><text:span text:style-name="T26">} </text:span></text:p>
            <text:list text:style-name="L6">
              <text:list-item>
                <text:p text:style-name="P12"><text:span text:style-name="T22">Applies to all elements in [begin,end-1]</text:span></text:p>
              </text:list-item>
              <text:list-item>
                <text:p text:style-name="P12"><text:span text:style-name="T22">Common in C/C++ programs</text:span></text:p>
              </text:list-item>
              <text:list-item>
                <text:p text:style-name="P12"><text:span text:style-name="T22">Can we extend it to other containers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It</text:span><text:span text:style-name="T4">e</text:span><text:span text:style-name="T4">r</text:span><text:span text:style-name="T4">a</text:span><text:span text:style-name="T4">t</text:span><text:span text:style-name="T4">o</text:span><text:span text:style-name="T4">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list text:style-name="L6">
              <text:list-item>
                <text:p text:style-name="P15"><text:span text:style-name="T33">Object that behaves “almost” like a pointer </text:span></text:p>
              </text:list-item>
              <text:list-item>
                <text:p text:style-name="P15"><text:span text:style-name="T22">Allows to iterate over elements of a container</text:span></text:p>
              </text:list-item>
            </text:list>
            <text:p text:style-name="P12"><text:span text:style-name="T22"/></text:p>
            <text:p text:style-name="P12"><text:span text:style-name="T22">Example:</text:span></text:p>
            <text:p text:style-name="P13"><text:span text:style-name="T26">Stk&lt;</text:span><text:span text:style-name="T23">int</text:span><text:span text:style-name="T26">&gt; L; </text:span><text:span text:style-name="T26"><text:line-break/></text:span><text:span text:style-name="T26">...</text:span><text:span text:style-name="T26"><text:line-break/></text:span><text:span text:style-name="T26">Stk&lt;</text:span><text:span text:style-name="T23">int</text:span><text:span text:style-name="T26">&gt;::iterator i; </text:span><text:span text:style-name="T26"><text:line-break/></text:span><text:span text:style-name="T23">for</text:span><text:span text:style-name="T26">( i = L.begin(); i != L.end(); ++i) </text:span><text:span text:style-name="T26"><text:line-break/></text:span><text:span text:style-name="T26"> <text:s text:c="3"/>cout &lt;&lt; </text:span><text:span text:style-name="T34">" "</text:span><text:span text:style-name="T26"> &lt;&lt; *i &lt;&lt; </text:span><text:span text:style-name="T34">"\n"</text:span><text:span text:style-name="T26">;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terators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It</text:span><text:span text:style-name="T4">e</text:span><text:span text:style-name="T4">r</text:span><text:span text:style-name="T4">a</text:span><text:span text:style-name="T4">t</text:span><text:span text:style-name="T4">o</text:span><text:span text:style-name="T4">r</text:span><text:span text:style-name="T4">s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2"><text:span text:style-name="T22">To emulate pointers, we need:</text:span></text:p>
            <text:list text:style-name="L7">
              <text:list-item>
                <text:p text:style-name="P12"><text:span text:style-name="T22">copy constructor</text:span></text:p>
              </text:list-item>
              <text:list-item>
                <text:p text:style-name="P13"><text:span text:style-name="T23">operator</text:span><text:span text:style-name="T26">= (copy) </text:span></text:p>
              </text:list-item>
              <text:list-item>
                <text:p text:style-name="P13"><text:span text:style-name="T23">operator</text:span><text:span text:style-name="T26">==, != (compare) </text:span></text:p>
              </text:list-item>
              <text:list-item>
                <text:p text:style-name="P13"><text:span text:style-name="T23">operator</text:span><text:span text:style-name="T26">* (access value) </text:span></text:p>
              </text:list-item>
              <text:list-item>
                <text:p text:style-name="P13"><text:span text:style-name="T23">operator</text:span><text:span text:style-name="T26">++ (increment) </text:span></text:p>
              </text:list-item>
            </text:list>
            <text:p text:style-name="P17"><text:span text:style-name="T26">And maybe:</text:span></text:p>
            <text:list text:continue-numbering="true" text:style-name="L7">
              <text:list-item>
                <text:p text:style-name="P13"><text:span text:style-name="T23">operator</text:span><text:span text:style-name="T26">[] (random access)</text:span></text:p>
              </text:list-item>
              <text:list-item>
                <text:p text:style-name="P13"><text:span text:style-name="T23">operator</text:span><text:span text:style-name="T26">+= / -= (random jump)</text:span></text:p>
              </text:list-item>
              <text:list-item>
                <text:p text:style-name="P13"><text:span text:style-name="T26">...</text:span></text:p>
              </text:list-item>
            </text:list>
            <text:p text:style-name="P12"><text:span text:style-name="T2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k&lt;T&gt; iterator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S</text:span><text:span text:style-name="T4">t</text:span><text:span text:style-name="T4">k</text:span><text:span text:style-name="T4">&lt;</text:span><text:span text:style-name="T4">T</text:span><text:span text:style-name="T4">&gt; </text:span><text:span text:style-name="T4">it</text:span><text:span text:style-name="T4">e</text:span><text:span text:style-name="T4">r</text:span><text:span text:style-name="T4">a</text:span><text:span text:style-name="T4">t</text:span><text:span text:style-name="T4">o</text:span><text:span text:style-name="T4">r</text:span><text:span text:style-name="T13"> </text:span><text:span text:style-name="T13">(f</text:span><text:span text:style-name="T13">ol</text:span><text:span text:style-name="T13">d</text:span><text:span text:style-name="T13">er </text:span><text:span text:style-name="T13">2)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2"><text:span text:style-name="T35">Create an inner class, keep a pointer to a node.</text:span></text:p>
            <text:p text:style-name="P13"><text:span text:style-name="T19">class</text:span><text:span text:style-name="T20"> iterator </text:span><text:span text:style-name="T20"><text:line-break/></text:span><text:span text:style-name="T20">{ </text:span><text:span text:style-name="T20"><text:line-break/></text:span><text:span text:style-name="T19">private</text:span><text:span text:style-name="T20">: </text:span><text:span text:style-name="T20"><text:line-break/></text:span><text:span text:style-name="T20">   Node *m_pointer; </text:span><text:span text:style-name="T20"><text:line-break/></text:span><text:span text:style-name="T20">}; </text:span><text:span text:style-name="T20"><text:line-break/></text:span><text:span text:style-name="T35">Provides encapsulation, since through such an iterator </text:span><text:span text:style-name="T35">we cannot change the structure of the lis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I</text:span><text:span text:style-name="T4">n</text:span><text:span text:style-name="T4">it</text:span><text:span text:style-name="T4">i</text:span><text:span text:style-name="T4">a</text:span><text:span text:style-name="T4">li</text:span><text:span text:style-name="T4">z</text:span><text:span text:style-name="T4">i</text:span><text:span text:style-name="T4">n</text:span><text:span text:style-name="T4">g </text:span><text:span text:style-name="T4">a </text:span><text:span text:style-name="T4">S</text:span><text:span text:style-name="T4">t</text:span><text:span text:style-name="T4">k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0" draw:layer="layout" svg:width="24.129cm" svg:height="15.662cm" svg:x="0.635cm" svg:y="2.752cm" presentation:class="outline" presentation:user-transformed="true">
          <draw:text-box>
            <text:p text:style-name="P12"><text:span text:style-name="T22">We now want to initialize a stack from using parts of </text:span><text:span text:style-name="T22">another stack. Something like:</text:span></text:p>
            <text:p text:style-name="P12"><text:span text:style-name="T26"/></text:p>
            <text:p text:style-name="P12"><text:span text:style-name="T26">Stk(iterator begin, iterator end) { </text:span><text:span text:style-name="T26"><text:line-break/></text:span><text:span text:style-name="T26">   </text:span><text:span text:style-name="T23">for</text:span><text:span text:style-name="T26">(; begin!=end; ++begin) {</text:span></text:p>
            <text:p text:style-name="P12"><text:span text:style-name="T26"><text:s text:c="6"/></text:span><text:span text:style-name="T26">push(*begin); </text:span></text:p>
            <text:p text:style-name="P12"><text:span text:style-name="T26"><text:s text:c="3"/></text:span><text:span text:style-name="T26">}</text:span><text:span text:style-name="T26"><text:line-break/></text:span><text:span text:style-name="T2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ing a Stk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I</text:span><text:span text:style-name="T4">n</text:span><text:span text:style-name="T4">it</text:span><text:span text:style-name="T4">i</text:span><text:span text:style-name="T4">a</text:span><text:span text:style-name="T4">li</text:span><text:span text:style-name="T4">z</text:span><text:span text:style-name="T4">i</text:span><text:span text:style-name="T4">n</text:span><text:span text:style-name="T4">g </text:span><text:span text:style-name="T4">a </text:span><text:span text:style-name="T4">S</text:span><text:span text:style-name="T4">t</text:span><text:span text:style-name="T4">k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6" draw:text-style-name="P10" draw:layer="layout" svg:width="26.034cm" svg:height="15.874cm" svg:x="0.847cm" svg:y="2.54cm" presentation:class="outline" presentation:user-transformed="true">
          <draw:text-box>
            <text:p text:style-name="P12"><text:span text:style-name="T36">Compare:</text:span></text:p>
            <text:p text:style-name="P12"><text:span text:style-name="T37">Stk&lt;T&gt;::Stk&lt;T&gt;(iterator begin, iterator end) { </text:span><text:span text:style-name="T37"><text:line-break/></text:span><text:span text:style-name="T37">   </text:span><text:span text:style-name="T38">for</text:span><text:span text:style-name="T37">(; begin!=end; ++begin) {</text:span></text:p>
            <text:p text:style-name="P12"><text:span text:style-name="T37"><text:s text:c="6"/></text:span><text:span text:style-name="T37">push(*begin); </text:span></text:p>
            <text:p text:style-name="P12"><text:span text:style-name="T37"><text:s text:c="3"/></text:span><text:span text:style-name="T37">}</text:span><text:span text:style-name="T37"><text:line-break/></text:span><text:span text:style-name="T37">}</text:span></text:p>
            <text:p text:style-name="P12"><text:span text:style-name="T36">To:</text:span></text:p>
            <text:p text:style-name="P13"><text:span text:style-name="T37">Stk&lt;T&gt;::Stk&lt;T&gt;(</text:span><text:span text:style-name="T38">const </text:span><text:span text:style-name="T37">T* begin, </text:span><text:span text:style-name="T38">const </text:span><text:span text:style-name="T37">T* end) { </text:span><text:span text:style-name="T37"><text:line-break/></text:span><text:span text:style-name="T37">   </text:span><text:span text:style-name="T38">for</text:span><text:span text:style-name="T37">(; begin!=end; ++begin) {</text:span></text:p>
            <text:p text:style-name="P13"><text:span text:style-name="T37"><text:s text:c="6"/></text:span><text:span text:style-name="T37">push(*begin); </text:span></text:p>
            <text:p text:style-name="P13"><text:span text:style-name="T37"><text:s text:c="3"/></text:span><text:span text:style-name="T37">}</text:span><text:span text:style-name="T37"><text:line-break/></text:span><text:span text:style-name="T37">}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Generic Constructor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G</text:span><text:span text:style-name="T4">e</text:span><text:span text:style-name="T4">n</text:span><text:span text:style-name="T4">e</text:span><text:span text:style-name="T4">ri</text:span><text:span text:style-name="T4">c </text:span><text:span text:style-name="T4">C</text:span><text:span text:style-name="T4">o</text:span><text:span text:style-name="T4">n</text:span><text:span text:style-name="T4">s</text:span><text:span text:style-name="T4">t</text:span><text:span text:style-name="T4">r</text:span><text:span text:style-name="T4">u</text:span><text:span text:style-name="T4">c</text:span><text:span text:style-name="T4">t</text:span><text:span text:style-name="T4">o</text:span><text:span text:style-name="T4">r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8" draw:text-style-name="P10" draw:layer="layout" svg:width="24.129cm" svg:height="15.662cm" svg:x="0.635cm" svg:y="2.752cm" presentation:class="outline" presentation:user-transformed="true">
          <draw:text-box>
            <text:p text:style-name="P12"><text:span text:style-name="T22">The code for copying using </text:span></text:p>
            <text:list text:style-name="L8">
              <text:list-item>
                <text:list>
                  <text:list-item>
                    <text:p text:style-name="P18"><text:span text:style-name="T22">T* </text:span></text:p>
                  </text:list-item>
                  <text:list-item>
                    <text:p text:style-name="P18"><text:span text:style-name="T22">Stk&lt;T&gt;::iterator</text:span></text:p>
                  </text:list-item>
                </text:list>
              </text:list-item>
            </text:list>
            <text:p text:style-name="P12"><text:span text:style-name="T22">are essentially identical on purpose --- iterators </text:span><text:span text:style-name="T22">mimic pointers!</text:span></text:p>
            <text:p text:style-name="P12"><text:span text:style-name="T22"/></text:p>
            <text:p text:style-name="P12"><text:span text:style-name="T22">Can we write the code once?</text:span></text:p>
            <text:p text:style-name="P12"><text:span text:style-name="T22">Yes: template inside template</text:span><text:span text:style-name="T39"> (folder 2)</text:span></text:p>
            <text:p text:style-name="P12"><text:span text:style-name="T2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6"><text:span text:style-name="T4">C</text:span><text:span text:style-name="T4">l</text:span><text:span text:style-name="T4">a</text:span><text:span text:style-name="T4">s</text:span><text:span text:style-name="T4">s </text:span><text:span text:style-name="T4">e</text:span><text:span text:style-name="T4">x</text:span><text:span text:style-name="T4">e</text:span><text:span text:style-name="T4">r</text:span><text:span text:style-name="T4">c</text:span><text:span text:style-name="T4">i</text:span><text:span text:style-name="T4">s</text:span><text:span text:style-name="T4">e</text:span></text:p>
          </draw:text-box>
        </draw:frame>
        <draw:frame draw:name="מציין מיקום של מספר שקופית 4" presentation:style-name="pr5" draw:text-style-name="P8" draw:layer="layout" svg:width="0.846cm" svg:height="0.846cm" svg:x="0cm" svg:y="18.203cm" presentation:class="page-number" presentation:user-transformed="true">
          <draw:text-box>
            <text:p text:style-name="P7"><text:span text:style-name="T5"><text:page-number>&lt;number&gt;</text:page-number></text:span></text:p>
          </draw:text-box>
        </draw:frame>
        <draw:frame draw:name="Rectangle 3" presentation:style-name="pr8" draw:text-style-name="P19" draw:layer="layout" svg:width="24.129cm" svg:height="15.662cm" svg:x="0.635cm" svg:y="2.752cm" presentation:class="outline" presentation:user-transformed="true">
          <draw:text-box>
            <text:p text:style-name="P12"><text:span text:style-name="T40">Write a function for summing all elements of a </text:span><text:span text:style-name="T40">container. <text:s/></text:span></text:p>
            <text:p text:style-name="P12"><text:span text:style-name="T41">The function should work with all kinds of containers:</text:span></text:p>
            <text:list text:style-name="L3">
              <text:list-item>
                <text:p text:style-name="P12"><text:span text:style-name="T41">Native array;</text:span></text:p>
              </text:list-item>
              <text:list-item>
                <text:p text:style-name="P12"><text:span text:style-name="T41">Linked list;</text:span></text:p>
              </text:list-item>
              <text:list-item>
                <text:p text:style-name="P12"><text:span text:style-name="T41">vector;</text:span></text:p>
              </text:list-item>
              <text:list-item>
                <text:p text:style-name="P12"><text:span text:style-name="T41">user defined...</text:span></text:p>
              </text:list-item>
            </text:list>
            <text:p text:style-name="P12"><text:span text:style-name="T4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Simple CLM" svg:font-family="'Simple CLM'"/>
    <style:font-face style:name="Arial4" svg:font-family="Arial" style:font-family-generic="modern"/>
    <style:font-face style:name="Consolas2" svg:font-family="Consolas" style:font-family-generic="modern"/>
    <style:font-face style:name="Courier New" svg:font-family="'Courier New'" style:font-family-generic="modern"/>
    <style:font-face style:name="Arial6" svg:font-family="Arial" style:font-family-generic="modern" style:font-pitch="fixed"/>
    <style:font-face style:name="Consolas3" svg:font-family="Consolas" style:font-family-generic="modern" style:font-pitch="fixed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imple CLM1" svg:font-family="'Simple CLM'" style:font-pitch="variable"/>
    <style:font-face style:name="Arial5" svg:font-family="Arial" style:font-family-generic="modern" style:font-pitch="variable"/>
    <style:font-face style:name="Consolas4" svg:font-family="Consolas" style:font-family-generic="modern" style:font-pitch="variable"/>
    <style:font-face style:name="Noto Sans CJK SC Regular1" svg:font-family="'Noto Sans CJK SC Regular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Nachlieli CLM1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msArrowStealthEnd_20_9" draw:display-name="msArrowStealthEnd 9" svg:viewBox="0 0 500 500" svg:d="M250 0l250 500-250-200-250 2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5-04">4/5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</text:span><text:span text:style-name="MT4">ח</text:span><text:span text:style-name="MT4">ץ </text:span><text:span text:style-name="MT4">כ</text:span><text:span text:style-name="MT4">די </text:span><text:span text:style-name="MT4">ל</text:span><text:span text:style-name="MT4">ע</text:span><text:span text:style-name="MT4">רו</text:span><text:span text:style-name="MT4">ך </text:span><text:span text:style-name="MT4">ס</text:span><text:span text:style-name="MT4">גנ</text:span><text:span text:style-name="MT4">ון </text:span><text:span text:style-name="MT4">כו</text:span><text:span text:style-name="MT4">ת</text:span><text:span text:style-name="MT4">ר</text:span><text:span text:style-name="MT4">ת </text:span><text:span text:style-name="MT4">ש</text:span><text:span text:style-name="MT4">ל </text:span><text:span text:style-name="MT4">ת</text:span><text:span text:style-name="MT4">ב</text:span><text:span text:style-name="MT4">ני</text:span><text:span text:style-name="MT4">ת </text:span><text:span text:style-name="MT4">ב</text:span><text:span text:style-name="MT4">סי</text:span><text:span text:style-name="MT4">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</text:span><text:span text:style-name="MT5">ח</text:span><text:span text:style-name="MT5">ץ </text:span><text:span text:style-name="MT5">כ</text:span><text:span text:style-name="MT5">די </text:span><text:span text:style-name="MT5">ל</text:span><text:span text:style-name="MT5">ע</text:span><text:span text:style-name="MT5">רו</text:span><text:span text:style-name="MT5">ך </text:span><text:span text:style-name="MT5">ס</text:span><text:span text:style-name="MT5">גנ</text:span><text:span text:style-name="MT5">ון </text:span><text:span text:style-name="MT5">כו</text:span><text:span text:style-name="MT5">ת</text:span><text:span text:style-name="MT5">ר</text:span><text:span text:style-name="MT5">ת </text:span><text:span text:style-name="MT5">ש</text:span><text:span text:style-name="MT5">ל </text:span><text:span text:style-name="MT5">ת</text:span><text:span text:style-name="MT5">ב</text:span><text:span text:style-name="MT5">ני</text:span><text:span text:style-name="MT5">ת </text:span><text:span text:style-name="MT5">ב</text:span><text:span text:style-name="MT5">סי</text:span><text:span text:style-name="MT5">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29</meta:editing-cycles>
    <meta:print-date>1999-11-04T13:06:28</meta:print-date>
    <meta:creation-date>1999-10-10T10:49:40</meta:creation-date>
    <dc:date>2019-05-04T21:18:01.636966634</dc:date>
    <meta:editing-duration>P27DT13H28M41S</meta:editing-duration>
    <meta:generator>LibreOffice/6.1.5.2$Linux_X86_64 LibreOffice_project/10$Build-2</meta:generator>
    <dc:creator>Erel Segal-Halevi</dc:creator>
    <meta:document-statistic meta:object-count="127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5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77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